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212cm" fo:line-height="150%" fo:text-indent="0cm" style:auto-text-indent="false"/>
    </style:style>
    <style:style style:name="P2" style:family="paragraph" style:parent-style-name="Standard" style:list-style-name="WW8Num1">
      <style:paragraph-properties fo:margin-left="-0.005cm" fo:margin-right="0cm" fo:margin-top="0cm" fo:margin-bottom="0.212cm" fo:line-height="150%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vendere.<text:line-break/>Selezionare il testo che inizia con "Le argomentazioni di vendita" e termina con "ha per il cliente". Aumentare a 10 pt la grandezza del testo, applicare gli effetti di ombreggiature a contorno.</text:p>
        </text:list-item>
        <text:list-item>
          <text:p text:style-name="P2">Selezionare il testo che inizia con "La disposizione delle argomentazioni" e termina con "le valutazioni date".<text:line-break/>Applicare un bordo grigio di 1 pt al paragrafo e uno sfondo giallo.</text:p>
        </text:list-item>
        <text:list-item>
          <text:p text:style-name="P2">Inserire un sommario sotto la scritta SOMMARIO a pagina 1.</text:p>
        </text:list-item>
        <text:list-item>
          <text:p text:style-name="P2">Applicare lo stile Titolo 2 al testo "Valutare le argomentazioni"</text:p>
        </text:list-item>
        <text:list-item>
          <text:p text:style-name="P2">Inserire un'interruzione di pagina sotto il sommario.<text:line-break/>Aggiornare il sommario.</text:p>
        </text:list-item>
        <text:list-item>
          <text:p text:style-name="P2">Ordinare la tabella a pagina 3 principalmente in base all'importanza per il cliente e quindi per argomentazione.<text:line-break/>Calcolare la media di incidenza.<text:line-break/>Unire le celle della prima riga.</text:p>
        </text:list-item>
        <text:list-item>
          <text:p text:style-name="P2">Sotto la tabella inserire un grafico a istogramma bidimensionale dei dati dell'incidenza.<text:line-break/>Spostare la legenda in alto e allargare il grafico.</text:p>
        </text:list-item>
        <text:list-item>
          <text:p text:style-name="P2">Cambiare le opzioni di disposizione del testo intorno all'immagine in pagina 2.<text:line-break/>Fare in modo che il testo incornici solo a sinistra.<text:line-break/>Portare l'immagine dietro al testo.</text:p>
        </text:list-item>
        <text:list-item>
          <text:p text:style-name="P2">Segnare tutte le occorrenze delle seguenti voci per l'indice: vendita, trattativa, cliente, azienda.<text:line-break/>Inserire un indice sotto la scritta Indice con formato Ricercato.</text:p>
        </text:list-item>
        <text:list-item>
          <text:p text:style-name="P2">Inserire per l'immagine a pagina 2 la seguente didascalia:<text:line-break/>“Tavola 1 - Mappa delle argomentazioni di vendita.”<text:line-break/>Inserire per la tabella a pagina 3 la seguente didascalia:<text:line-break/>“Tavola 2 - Valutare le argomentazioni: importanza per il cliente e credibilità dell'azienda.”<text:line-break/>Entrambe le didascalie vanno inserite sopra l'oggetto.</text:p>
        </text:list-item>
        <text:list-item>
          <text:p text:style-name="P2">Inserire nell'intestazione di pagina il testo "DIMENSIONE DOCUMENTO" e farlo seguire dalla dimensione in MB del documento.<text:line-break/>Andare a capo e inserire il percorso completo di salvataggio del documento in modo che si aggiorni automaticamente.</text:p>
        </text:list-item>
        <text:list-item>
          <text:p text:style-name="P2">Registrare una macro che stampa il documento su un file di nome vendere.prn.<text:line-break/>Chiamare la macro StampaSuFile.</text:p>
        </text:list-item>
        <text:list-item>
          <text:p text:style-name="P2">Abilitare il tracciamento delle revisioni.<text:line-break/>Fare in modo che le modifiche siano visibili.</text:p>
        </text:list-item>
        <text:list-item>
          <text:p text:style-name="P2">Imposta la password protezione per l'apertura del file.</text:p>
        </text:list-item>
        <text:list-item>
          <text:p text:style-name="P2">Seleziona il testo che inizia con "Quadrante ARGOMENTAZIONI EFFICACI" e termina con "Quadrante MEGLIO NON PARLARNE" e mettilo su due colonne separate da una linea in cui la prima misura 7 cm.</text:p>
        </text:list-item>
        <text:list-item>
          <text:p text:style-name="P2">Seleziona il testo "Come vendere" e aggiungi il seguente commento: "Guida operativa".<text:line-break/>Dopo il testo "Segmentare la clientela" inserisci la seguente nota a piè di pagina: "Quando possibile".</text:p>
        </text:list-item>
        <text:list-item>
          <text:p text:style-name="P2">Sostituire in tutto il testo la parola "cliente" con la parola "utente".</text:p>
        </text:list-item>
        <text:list-item>
          <text:p text:style-name="P2">Converti in testo la tabella a pagina 3.</text:p>
        </text:list-item>
        <text:list-item>
          <text:p text:style-name="P2">Inserire in fondo al documento una casella combinata con i seguenti valori:<text:line-break/><text:tab/><text:tab/>Dai un voto a questo esercizio:<text:line-break/><text:tab/><text:tab/>L'esercizio è stato utile<text:line-break/><text:tab/><text:tab/>L'esercizio è stato inutile<text:line-break/>Fai in modo che venga eseguita la macro stampa in uscita.<text:line-break/>Proteggi il modulo con password modulo.<text:line-break/>Chiudere il documento.</text:p>
        </text:list-item>
        <text:list-item>
          <text:p text:style-name="P2">Modificare il modello caselle in modo che i primi due paragrafi siano inseriti in una casella di testo e gli altri in un'altra.<text:line-break/>Togliere sfondo, bordo alle caselle e impostare a 0 cm i margini interni.<text:line-break/>Collegare le due caselle e salvare le modifiche.</text:p>
        </text:list-item>
        <text:list-item>
          <text:p text:style-name="P2">Creare un documento (da chiamare preparazione auguri) di stampa unione per un foglio di etichette (Avery C2244) utilizzando come origine dati il documento dati auguri.<text:line-break/>Inserire il seguente testo: Tanti auguri a «A» da «DA».<text:line-break/>Unire soltanto gli auguri per Paolo nel nuovo documento AuguriPao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1.4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>
        <style:header-footer-properties fo:min-height="0.753cm" fo:margin-top="0.654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SIMULAZIONE 1</text:span></text:p>
        <text:p text:style-name="Standard"/>
      </style:header>
      <style:footer>
        <text:p text:style-name="Footer"><text:tab/>Pagina <text:page-number text:select-page="current">1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18T09:37:00</meta:creation-date>
    <dc:creator>Marco</dc:creator>
    <dc:date>2006-07-19T20:29:00</dc:date>
    <dc:language>it-IT</dc:language>
    <meta:editing-cycles>5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3" meta:word-count="531" meta:character-count="3407"/>
  </office:meta>
</office:document-meta>
</file>